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5.5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/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States: <text:span text:style-name="T1">C</text:span>lean, <text:span text:style-name="T1">D</text:span>irty, <text:span text:style-name="T1">W</text:span>orking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file.open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s disk already displayed? No: create container, add to top-level. <text:s/>Reload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can</text:p>
          </table:table-cell>
          <table:table-cell table:style-name="ce2" office:value-type="string" calcext:value-type="string">
            <text:p>file.rescan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Re-read all information from disk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file.clos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move selected disk from UI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Quit</text:p>
          </table:table-cell>
          <table:table-cell table:style-name="ce2" office:value-type="string" calcext:value-type="string">
            <text:p>file.qui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Quit the appli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dit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ut</text:p>
          </table:table-cell>
          <table:table-cell table:style-name="ce2" office:value-type="string" calcext:value-type="string">
            <text:p>edit.cu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opy to clipboard, delete original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edit.copy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opy to clipboard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edit.past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opy clipboard to space (only if it fits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ste Special</text:p>
          </table:table-cell>
          <table:table-cell table:style-name="ce2" office:value-type="string" calcext:value-type="string">
            <text:p>edit.paste_special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Dialog: Cancel, OK. <text:s/>Move/Resize in available spac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ndo</text:p>
          </table:table-cell>
          <table:table-cell table:style-name="ce2" office:value-type="string" calcext:value-type="string">
            <text:p>edit.undo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ove current state into redo buffer, restore the latest object backup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do</text:p>
          </table:table-cell>
          <table:table-cell table:style-name="ce2" office:value-type="string" calcext:value-type="string">
            <text:p>edit.redo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Apply the first entry in the redo buffer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lear all ops</text:p>
          </table:table-cell>
          <table:table-cell table:style-name="ce2" office:value-type="string" calcext:value-type="string">
            <text:p>edit.clear_all_ops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mpty the pending and redo buffers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2" office:value-type="string" calcext:value-type="string">
            <text:p>Apply all ops</text:p>
          </table:table-cell>
          <table:table-cell table:style-name="ce2" office:value-type="string" calcext:value-type="string">
            <text:p>edit.apply_all_ops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lear the redo buffer, perform all the actions, rescan all <text:span text:style-name="T1">affected</text:span> disk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nd</text:p>
          </table:table-cell>
          <table:table-cell table:style-name="ce2" office:value-type="string" calcext:value-type="string">
            <text:p>edit.find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Popup/Dialog (non-modal). Lots of options. Focus first match or highlight all matche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nd next</text:p>
          </table:table-cell>
          <table:table-cell table:style-name="ce2" office:value-type="string" calcext:value-type="string">
            <text:p>edit.find_next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Move focus to the next match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nd previous</text:p>
          </table:table-cell>
          <table:table-cell table:style-name="ce2" office:value-type="string" calcext:value-type="string">
            <text:p>edit.find_previous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Move focus to the previous match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eferences</text:p>
          </table:table-cell>
          <table:table-cell table:style-name="ce2" office:value-type="string" calcext:value-type="string">
            <text:p>edit.preferences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Dialog: Cancel, Apply, OK. <text:s/>Lots of settings. (non-modal?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ew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oolbar</text:p>
          </table:table-cell>
          <table:table-cell table:style-name="ce2" office:value-type="string" calcext:value-type="string">
            <text:p>view.toolbar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. <text:s/>Emtpy -&gt; "Use the View menu to enable something"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Graphics</text:p>
          </table:table-cell>
          <table:table-cell table:style-name="ce2" office:value-type="string" calcext:value-type="string">
            <text:p>view.graphics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ree view</text:p>
          </table:table-cell>
          <table:table-cell table:style-name="ce2" office:value-type="string" calcext:value-type="string">
            <text:p>view.tree_view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tatus bar</text:p>
          </table:table-cell>
          <table:table-cell table:style-name="ce2" office:value-type="string" calcext:value-type="string">
            <text:p>view.status_bar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view.log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ending Actions</text:p>
          </table:table-cell>
          <table:table-cell table:style-name="ce2" office:value-type="string" calcext:value-type="string">
            <text:p>view.pending_actions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Toggle UI elemen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ullscreen</text:p>
          </table:table-cell>
          <table:table-cell table:style-name="ce2" office:value-type="string" calcext:value-type="string">
            <text:p>view.fullscreen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Hide tool bar, status bar, menu bar, log? Remeber settings for fullscreen. <text:s/>Menus still work.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fresh</text:p>
          </table:table-cell>
          <table:table-cell table:style-name="ce2" office:value-type="string" calcext:value-type="string">
            <text:p>view.refresh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Redraw all UI, without changing object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view.theme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Dialog: Select theme. Cancel, OK (non-mod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ea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create.filesystem</text:p>
          </table:table-cell>
          <table:table-cell table:style-name="ce2" office:value-type="string" calcext:value-type="string">
            <text:p>object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create.partit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reate.tabl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ryption</text:p>
          </table:table-cell>
          <table:table-cell table:style-name="ce2" office:value-type="string" calcext:value-type="string">
            <text:p>create.encrypt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vm Volume</text:p>
          </table:table-cell>
          <table:table-cell table:style-name="ce2" office:value-type="string" calcext:value-type="string">
            <text:p>create.lvm_volum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ubvolume</text:p>
          </table:table-cell>
          <table:table-cell table:style-name="ce2" office:value-type="string" calcext:value-type="string">
            <text:p>create.subvolum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napshot</text:p>
          </table:table-cell>
          <table:table-cell table:style-name="ce2" office:value-type="string" calcext:value-type="string">
            <text:p>create.snapsho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delete.filesystem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delete.partit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delete.tabl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ryption</text:p>
          </table:table-cell>
          <table:table-cell table:style-name="ce2" office:value-type="string" calcext:value-type="string">
            <text:p>delete.encrypt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vm Volume</text:p>
          </table:table-cell>
          <table:table-cell table:style-name="ce2" office:value-type="string" calcext:value-type="string">
            <text:p>delete.lvm_volum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ubvolume</text:p>
          </table:table-cell>
          <table:table-cell table:style-name="ce2" office:value-type="string" calcext:value-type="string">
            <text:p>delete.subvolum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napshot</text:p>
          </table:table-cell>
          <table:table-cell table:style-name="ce2" office:value-type="string" calcext:value-type="string">
            <text:p>delete.snapsho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Format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Wipe</text:p>
          </table:table-cell>
          <table:table-cell table:style-name="ce2" office:value-type="string" calcext:value-type="string">
            <text:p>format.wip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format.filesystem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trfs</text:p>
          </table:table-cell>
          <table:table-cell table:style-name="ce2" office:value-type="string" calcext:value-type="string">
            <text:p>format.btrf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 Type</text:p>
          </table:table-cell>
          <table:table-cell table:style-name="ce2" office:value-type="string" calcext:value-type="string">
            <text:p>format.partition_typ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format.tabl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Manag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manage.properti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manage.label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manage.uuid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anage.flag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manage.parameter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Filesystem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filesystem.che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fragment</text:p>
          </table:table-cell>
          <table:table-cell table:style-name="ce2" office:value-type="string" calcext:value-type="string">
            <text:p>filesystem.defragmen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balance</text:p>
          </table:table-cell>
          <table:table-cell table:style-name="ce2" office:value-type="string" calcext:value-type="string">
            <text:p>filesystem.rebalan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ize/Move</text:p>
          </table:table-cell>
          <table:table-cell table:style-name="ce2" office:value-type="string" calcext:value-type="string">
            <text:p>filesystem.resize_move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Dialog: To resize/move (modal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filesystem.mou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alog: Where would you like to mount this? (modal) fstab, user entry, /run/media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mount</text:p>
          </table:table-cell>
          <table:table-cell table:style-name="ce2" office:value-type="string" calcext:value-type="string">
            <text:p>filesystem.umou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nmount this filesystem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wap on</text:p>
          </table:table-cell>
          <table:table-cell table:style-name="ce2" office:value-type="string" calcext:value-type="string">
            <text:p>filesystem.swap_on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able this swap devic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wap off</text:p>
          </table:table-cell>
          <table:table-cell table:style-name="ce2" office:value-type="string" calcext:value-type="string">
            <text:p>filesystem.swap_off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urn off this swap devic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filesystem.usag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ount filesystem; run baoba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ize</text:p>
          </table:table-cell>
          <table:table-cell table:style-name="ce2" office:value-type="string" calcext:value-type="string">
            <text:p>group.resiz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group.spli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group.merg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Stripe</text:p>
          </table:table-cell>
          <table:table-cell table:style-name="ce2" office:value-type="string" calcext:value-type="string">
            <text:p>group.add_strip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Stripe</text:p>
          </table:table-cell>
          <table:table-cell table:style-name="ce2" office:value-type="string" calcext:value-type="string">
            <text:p>group.remove_strip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Mirror</text:p>
          </table:table-cell>
          <table:table-cell table:style-name="ce2" office:value-type="string" calcext:value-type="string">
            <text:p>group.add_mirro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Mirror</text:p>
          </table:table-cell>
          <table:table-cell table:style-name="ce2" office:value-type="string" calcext:value-type="string">
            <text:p>group.remove_mirro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reak Mirror</text:p>
          </table:table-cell>
          <table:table-cell table:style-name="ce2" office:value-type="string" calcext:value-type="string">
            <text:p>group.break_mirro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RAID</text:p>
          </table:table-cell>
          <table:table-cell table:style-name="ce2" office:value-type="string" calcext:value-type="string">
            <text:p>group.add_raid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RAID</text:p>
          </table:table-cell>
          <table:table-cell table:style-name="ce2" office:value-type="string" calcext:value-type="string">
            <text:p>group.remove_raid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lugin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lugin X</text:p>
          </table:table-cell>
          <table:table-cell table:style-name="ce2" office:value-type="string" calcext:value-type="string">
            <text:p>plugin.x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Menus for Plugin X (optional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lugin Y</text:p>
          </table:table-cell>
          <table:table-cell table:style-name="ce2" office:value-type="string" calcext:value-type="string">
            <text:p>plugin.y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Menus for Plugin Y (optional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figure plugins</text:p>
          </table:table-cell>
          <table:table-cell table:style-name="ce2" office:value-type="string" calcext:value-type="string">
            <text:p>plugin.configur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Dialog: Cancel, Apply, OK. <text:s/>Enable/Disable plugins (non-mod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lp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tents</text:p>
          </table:table-cell>
          <table:table-cell table:style-name="ce2" office:value-type="string" calcext:value-type="string">
            <text:p>help.contents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Open a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What's this?</text:p>
          </table:table-cell>
          <table:table-cell table:style-name="ce2" office:value-type="string" calcext:value-type="string">
            <text:p>help.whats_this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Highlight an object; open a relevant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port an issue</text:p>
          </table:table-cell>
          <table:table-cell table:style-name="ce2" office:value-type="string" calcext:value-type="string">
            <text:p>help.report_issu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Open a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AQ</text:p>
          </table:table-cell>
          <table:table-cell table:style-name="ce2" office:value-type="string" calcext:value-type="string">
            <text:p>help.faq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Open a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mmunity</text:p>
          </table:table-cell>
          <table:table-cell table:style-name="ce2" office:value-type="string" calcext:value-type="string">
            <text:p>help.community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Open a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Homepage</text:p>
          </table:table-cell>
          <table:table-cell table:style-name="ce2" office:value-type="string" calcext:value-type="string">
            <text:p>help.homepage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W</text:p>
          </table:table-cell>
          <table:table-cell table:style-name="ce2" office:value-type="string" calcext:value-type="string">
            <text:p>Open a web pag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help.abou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Dialog: About the app (modal)</text:p>
          </table:table-cell>
          <table:table-cell table:number-columns-repeated="1015"/>
        </table:table-row>
        <table:table-row table:style-name="ro1" table:number-rows-repeated="104848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02:12:57.626578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2-13T13:40:43.667614982</dc:date>
    <dc:creator>Richard Russon</dc:creator>
    <meta:editing-duration>PT11H22M44S</meta:editing-duration>
    <meta:editing-cycles>13</meta:editing-cycles>
    <meta:document-statistic meta:table-count="1" meta:cell-count="298" meta:object-count="0"/>
  </office:meta>
</office:document-meta>
</file>